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bebeb"/>
    </style:style>
    <style:style style:name="gr3" style:family="graphic" style:parent-style-name="standard">
      <style:graphic-properties draw:stroke="solid" svg:stroke-width="0.018cm" svg:stroke-color="#ffffff" draw:stroke-linejoin="round" svg:stroke-linecap="butt" draw:fill="none" fo:padding-top="0.009cm" fo:padding-bottom="0.009cm" fo:padding-left="0.009cm" fo:padding-right="0.009cm"/>
    </style:style>
    <style:style style:name="gr4" style:family="graphic" style:parent-style-name="standard">
      <style:graphic-properties draw:stroke="solid" svg:stroke-width="0.037cm" svg:stroke-color="#ffffff" draw:stroke-linejoin="round" svg:stroke-linecap="butt" draw:fill="none" fo:padding-top="0.018cm" fo:padding-bottom="0.018cm" fo:padding-left="0.018cm" fo:padding-right="0.018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26cm" svg:stroke-color="#000000" draw:stroke-linejoin="round" svg:stroke-linecap="round" draw:fill="none" fo:padding-top="0.013cm" fo:padding-bottom="0.013cm" fo:padding-left="0.013cm" fo:padding-right="0.013cm"/>
    </style:style>
    <style:style style:name="gr7" style:family="graphic" style:parent-style-name="standard">
      <style:graphic-properties draw:stroke="solid" svg:stroke-width="0.075cm" svg:stroke-color="#000000" draw:stroke-linejoin="round" svg:stroke-linecap="butt" draw:fill="none" fo:padding-top="0.037cm" fo:padding-bottom="0.037cm" fo:padding-left="0.037cm" fo:padding-right="0.037cm"/>
    </style:style>
    <style:style style:name="gr8" style:family="graphic" style:parent-style-name="standard">
      <style:graphic-properties draw:stroke="none" draw:fill="none" draw:textarea-horizontal-align="left" draw:textarea-vertical-align="top" draw:auto-grow-height="true" draw:auto-grow-width="true" fo:min-height="0.454cm" fo:min-width="0.624cm" fo:padding-top="0cm" fo:padding-bottom="0cm" fo:padding-left="0cm" fo:padding-right="0cm"/>
    </style:style>
    <style:style style:name="gr9" style:family="graphic" style:parent-style-name="standard">
      <style:graphic-properties draw:stroke="solid" svg:stroke-width="0.037cm" svg:stroke-color="#333333" draw:stroke-linejoin="round" svg:stroke-linecap="butt" draw:fill="none" fo:padding-top="0.018cm" fo:padding-bottom="0.018cm" fo:padding-left="0.018cm" fo:padding-right="0.018cm"/>
    </style:style>
    <style:style style:name="gr10" style:family="graphic" style:parent-style-name="standard">
      <style:graphic-properties draw:stroke="none" draw:fill="none" draw:textarea-horizontal-align="left" draw:textarea-vertical-align="top" draw:auto-grow-height="true" draw:auto-grow-width="true" fo:min-height="0.763cm" fo:min-width="1.086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763cm" fo:min-width="1.039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56cm" fo:min-width="3.033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56cm" fo:min-width="2.885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ebebeb"/>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9pt" style:font-size-asian="9pt" style:font-size-complex="9pt"/>
    </style:style>
    <style:style style:name="P7" style:family="paragraph">
      <loext:graphic-properties draw:fill="none"/>
      <style:paragraph-properties fo:text-align="start" style:writing-mode="lr-tb"/>
      <style:text-properties fo:font-size="15pt" style:font-size-asian="9pt" style:font-size-complex="9pt"/>
    </style:style>
    <style:style style:name="P8" style:family="paragraph">
      <loext:graphic-properties draw:fill="none"/>
      <style:text-properties fo:font-size="15pt" style:font-size-asian="9pt" style:font-size-complex="9pt"/>
    </style:style>
    <style:style style:name="P9" style:family="paragraph">
      <loext:graphic-properties draw:fill="none"/>
      <style:text-properties fo:font-size="11pt" style:font-size-asian="11pt" style:font-size-complex="11pt"/>
    </style:style>
    <style:style style:name="T1" style:family="text">
      <style:text-properties fo:color="#4d4d4d" style:font-name="Helvetica" fo:font-size="9pt" style:font-size-asian="9pt" style:font-name-complex="Helvetica" style:font-size-complex="9pt"/>
    </style:style>
    <style:style style:name="T2" style:family="text">
      <style:text-properties fo:color="#4d4d4d" style:font-name="Helvetica" fo:font-size="15pt" style:font-size-asian="9pt" style:font-name-complex="Helvetica" style:font-size-complex="9pt"/>
    </style:style>
    <style:style style:name="T3" style:family="text">
      <style:text-properties fo:color="#000000" style:font-name="Helvetica" fo:font-size="11pt" style:font-size-asian="11pt" style:font-name-complex="Helvetica"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7.765cm" svg:height="17.771cm" svg:x="0cm" svg:y="-0.027cm" svg:viewBox="0 0 17766 17772" draw:points="0,17772 17766,17772 17766,0 0,0">
          <text:p/>
        </draw:polygon>
        <draw:polygon draw:style-name="gr2" draw:text-style-name="P2" draw:layer="layout" svg:width="16.127cm" svg:height="16.452cm" svg:x="1.445cm" svg:y="0.167cm" svg:viewBox="0 0 16128 16453" draw:points="0,16453 16128,16453 16128,0 0,0">
          <text:p/>
        </draw:polygon>
        <draw:line draw:style-name="gr3" draw:text-style-name="P3" draw:layer="layout" svg:x1="1.445cm" svg:y1="14.001cm" svg:x2="17.572cm" svg:y2="14.001cm">
          <text:p/>
        </draw:line>
        <draw:line draw:style-name="gr3" draw:text-style-name="P3" draw:layer="layout" svg:x1="1.445cm" svg:y1="10.262cm" svg:x2="17.572cm" svg:y2="10.262cm">
          <text:p/>
        </draw:line>
        <draw:line draw:style-name="gr3" draw:text-style-name="P3" draw:layer="layout" svg:x1="1.445cm" svg:y1="6.523cm" svg:x2="17.572cm" svg:y2="6.523cm">
          <text:p/>
        </draw:line>
        <draw:line draw:style-name="gr3" draw:text-style-name="P3" draw:layer="layout" svg:x1="1.445cm" svg:y1="2.784cm" svg:x2="17.572cm" svg:y2="2.784cm">
          <text:p/>
        </draw:line>
        <draw:line draw:style-name="gr3" draw:text-style-name="P3" draw:layer="layout" svg:x1="4.011cm" svg:y1="16.619cm" svg:x2="4.011cm" svg:y2="0.167cm">
          <text:p/>
        </draw:line>
        <draw:line draw:style-name="gr3" draw:text-style-name="P3" draw:layer="layout" svg:x1="7.676cm" svg:y1="16.619cm" svg:x2="7.676cm" svg:y2="0.167cm">
          <text:p/>
        </draw:line>
        <draw:line draw:style-name="gr3" draw:text-style-name="P3" draw:layer="layout" svg:x1="11.341cm" svg:y1="16.619cm" svg:x2="11.341cm" svg:y2="0.167cm">
          <text:p/>
        </draw:line>
        <draw:line draw:style-name="gr3" draw:text-style-name="P3" draw:layer="layout" svg:x1="15.007cm" svg:y1="16.619cm" svg:x2="15.007cm" svg:y2="0.167cm">
          <text:p/>
        </draw:line>
        <draw:line draw:style-name="gr4" draw:text-style-name="P3" draw:layer="layout" svg:x1="1.445cm" svg:y1="15.871cm" svg:x2="17.572cm" svg:y2="15.871cm">
          <text:p/>
        </draw:line>
        <draw:line draw:style-name="gr4" draw:text-style-name="P3" draw:layer="layout" svg:x1="1.445cm" svg:y1="12.132cm" svg:x2="17.572cm" svg:y2="12.132cm">
          <text:p/>
        </draw:line>
        <draw:line draw:style-name="gr4" draw:text-style-name="P3" draw:layer="layout" svg:x1="1.445cm" svg:y1="8.393cm" svg:x2="17.572cm" svg:y2="8.393cm">
          <text:p/>
        </draw:line>
        <draw:line draw:style-name="gr4" draw:text-style-name="P3" draw:layer="layout" svg:x1="1.445cm" svg:y1="4.654cm" svg:x2="17.572cm" svg:y2="4.654cm">
          <text:p/>
        </draw:line>
        <draw:line draw:style-name="gr4" draw:text-style-name="P3" draw:layer="layout" svg:x1="1.445cm" svg:y1="0.915cm" svg:x2="17.572cm" svg:y2="0.915cm">
          <text:p/>
        </draw:line>
        <draw:line draw:style-name="gr4" draw:text-style-name="P3" draw:layer="layout" svg:x1="2.178cm" svg:y1="16.619cm" svg:x2="2.178cm" svg:y2="0.167cm">
          <text:p/>
        </draw:line>
        <draw:line draw:style-name="gr4" draw:text-style-name="P3" draw:layer="layout" svg:x1="5.844cm" svg:y1="16.619cm" svg:x2="5.844cm" svg:y2="0.167cm">
          <text:p/>
        </draw:line>
        <draw:line draw:style-name="gr4" draw:text-style-name="P3" draw:layer="layout" svg:x1="9.509cm" svg:y1="16.619cm" svg:x2="9.509cm" svg:y2="0.167cm">
          <text:p/>
        </draw:line>
        <draw:line draw:style-name="gr4" draw:text-style-name="P3" draw:layer="layout" svg:x1="13.174cm" svg:y1="16.619cm" svg:x2="13.174cm" svg:y2="0.167cm">
          <text:p/>
        </draw:line>
        <draw:line draw:style-name="gr4" draw:text-style-name="P3" draw:layer="layout" svg:x1="16.839cm" svg:y1="16.619cm" svg:x2="16.839cm" svg:y2="0.167cm">
          <text:p/>
        </draw:line>
        <draw:path draw:style-name="gr5" draw:text-style-name="P4" draw:layer="layout" svg:width="0.159cm" svg:height="0.159cm" svg:x="2.099cm" svg:y="15.791cm" svg:viewBox="0 0 160 160" svg:d="M0 80c0-44 37-80 80-80 44 0 80 36 80 80s-36 80-80 80c-43 0-80-36-80-80z">
          <text:p/>
        </draw:path>
        <draw:path draw:style-name="gr6" draw:text-style-name="P3" draw:layer="layout" svg:width="0.159cm" svg:height="0.159cm" svg:x="2.099cm" svg:y="15.791cm" svg:viewBox="0 0 160 160" svg:d="M0 80c0-44 37-80 80-80 44 0 80 36 80 80s-36 80-80 80c-43 0-80-36-80-80z">
          <text:p/>
        </draw:path>
        <draw:path draw:style-name="gr5" draw:text-style-name="P4" draw:layer="layout" svg:width="0.159cm" svg:height="0.158cm" svg:x="2.099cm" svg:y="15.222cm" svg:viewBox="0 0 160 159" svg:d="M0 80c0-44 37-80 80-80 44 0 80 36 80 80s-36 79-80 79c-43 0-80-35-80-79z">
          <text:p/>
        </draw:path>
        <draw:path draw:style-name="gr6" draw:text-style-name="P3" draw:layer="layout" svg:width="0.159cm" svg:height="0.158cm" svg:x="2.099cm" svg:y="15.222cm" svg:viewBox="0 0 160 159" svg:d="M0 80c0-44 37-80 80-80 44 0 80 36 80 80s-36 79-80 79c-43 0-80-35-80-79z">
          <text:p/>
        </draw:path>
        <draw:path draw:style-name="gr5" draw:text-style-name="P4" draw:layer="layout" svg:width="0.159cm" svg:height="0.159cm" svg:x="2.099cm" svg:y="14.652cm" svg:viewBox="0 0 160 160" svg:d="M0 79c0-44 37-79 80-79 44 0 80 35 80 79 0 45-36 81-80 81-43 0-80-36-80-81z">
          <text:p/>
        </draw:path>
        <draw:path draw:style-name="gr6" draw:text-style-name="P3" draw:layer="layout" svg:width="0.159cm" svg:height="0.159cm" svg:x="2.099cm" svg:y="14.652cm" svg:viewBox="0 0 160 160" svg:d="M0 79c0-44 37-79 80-79 44 0 80 35 80 79 0 45-36 81-80 81-43 0-80-36-80-81z">
          <text:p/>
        </draw:path>
        <draw:path draw:style-name="gr5" draw:text-style-name="P4" draw:layer="layout" svg:width="0.159cm" svg:height="0.159cm" svg:x="2.099cm" svg:y="14.082cm" svg:viewBox="0 0 160 160" svg:d="M0 80c0-44 37-80 80-80 44 0 80 36 80 80s-36 80-80 80c-43 0-80-36-80-80z">
          <text:p/>
        </draw:path>
        <draw:path draw:style-name="gr6" draw:text-style-name="P3" draw:layer="layout" svg:width="0.159cm" svg:height="0.159cm" svg:x="2.099cm" svg:y="14.082cm" svg:viewBox="0 0 160 160" svg:d="M0 80c0-44 37-80 80-80 44 0 80 36 80 80s-36 80-80 80c-43 0-80-36-80-80z">
          <text:p/>
        </draw:path>
        <draw:path draw:style-name="gr5" draw:text-style-name="P4" draw:layer="layout" svg:width="0.159cm" svg:height="0.159cm" svg:x="2.253cm" svg:y="13.655cm" svg:viewBox="0 0 160 160" svg:d="M0 80c0-44 36-80 81-80 43 0 79 36 79 80s-36 80-79 80c-45 0-81-36-81-80z">
          <text:p/>
        </draw:path>
        <draw:path draw:style-name="gr6" draw:text-style-name="P3" draw:layer="layout" svg:width="0.159cm" svg:height="0.159cm" svg:x="2.253cm" svg:y="13.655cm" svg:viewBox="0 0 160 160" svg:d="M0 80c0-44 36-80 81-80 43 0 79 36 79 80s-36 80-79 80c-45 0-81-36-81-80z">
          <text:p/>
        </draw:path>
        <draw:path draw:style-name="gr5" draw:text-style-name="P4" draw:layer="layout" svg:width="0.159cm" svg:height="0.158cm" svg:x="2.253cm" svg:y="12.943cm" svg:viewBox="0 0 160 159" svg:d="M0 79c0-44 36-79 81-79 43 0 79 35 79 79 0 45-36 80-79 80-45 0-81-35-81-80z">
          <text:p/>
        </draw:path>
        <draw:path draw:style-name="gr6" draw:text-style-name="P3" draw:layer="layout" svg:width="0.159cm" svg:height="0.158cm" svg:x="2.253cm" svg:y="12.943cm" svg:viewBox="0 0 160 159" svg:d="M0 79c0-44 36-79 81-79 43 0 79 35 79 79 0 45-36 80-79 80-45 0-81-35-81-80z">
          <text:p/>
        </draw:path>
        <draw:path draw:style-name="gr5" draw:text-style-name="P4" draw:layer="layout" svg:width="0.158cm" svg:height="0.159cm" svg:x="2.408cm" svg:y="12.515cm" svg:viewBox="0 0 159 160" svg:d="M0 81c0-45 35-81 80-81 44 0 79 36 79 81 0 43-35 79-79 79-45 0-80-36-80-79z">
          <text:p/>
        </draw:path>
        <draw:path draw:style-name="gr6" draw:text-style-name="P3" draw:layer="layout" svg:width="0.158cm" svg:height="0.159cm" svg:x="2.408cm" svg:y="12.515cm" svg:viewBox="0 0 159 160" svg:d="M0 81c0-45 35-81 80-81 44 0 79 36 79 81 0 43-35 79-79 79-45 0-80-36-80-79z">
          <text:p/>
        </draw:path>
        <draw:path draw:style-name="gr5" draw:text-style-name="P4" draw:layer="layout" svg:width="0.158cm" svg:height="0.158cm" svg:x="2.408cm" svg:y="11.946cm" svg:viewBox="0 0 159 159" svg:d="M0 79c0-44 35-79 80-79 44 0 79 35 79 79 0 43-35 80-79 80-45 0-80-37-80-80z">
          <text:p/>
        </draw:path>
        <draw:path draw:style-name="gr6" draw:text-style-name="P3" draw:layer="layout" svg:width="0.158cm" svg:height="0.158cm" svg:x="2.408cm" svg:y="11.946cm" svg:viewBox="0 0 159 159" svg:d="M0 79c0-44 35-79 80-79 44 0 79 35 79 79 0 43-35 80-79 80-45 0-80-37-80-80z">
          <text:p/>
        </draw:path>
        <draw:path draw:style-name="gr5" draw:text-style-name="P4" draw:layer="layout" svg:width="0.158cm" svg:height="0.159cm" svg:x="2.408cm" svg:y="11.376cm" svg:viewBox="0 0 159 160" svg:d="M0 80c0-44 35-80 80-80 44 0 79 36 79 80s-35 80-79 80c-45 0-80-36-80-80z">
          <text:p/>
        </draw:path>
        <draw:path draw:style-name="gr6" draw:text-style-name="P3" draw:layer="layout" svg:width="0.158cm" svg:height="0.159cm" svg:x="2.408cm" svg:y="11.376cm" svg:viewBox="0 0 159 160" svg:d="M0 80c0-44 35-80 80-80 44 0 79 36 79 80s-35 80-79 80c-45 0-80-36-80-80z">
          <text:p/>
        </draw:path>
        <draw:path draw:style-name="gr5" draw:text-style-name="P4" draw:layer="layout" svg:width="0.158cm" svg:height="0.159cm" svg:x="2.408cm" svg:y="10.806cm" svg:viewBox="0 0 159 160" svg:d="M0 81c0-44 35-81 80-81 44 0 79 37 79 81 0 43-35 79-79 79-45 0-80-36-80-79z">
          <text:p/>
        </draw:path>
        <draw:path draw:style-name="gr6" draw:text-style-name="P3" draw:layer="layout" svg:width="0.158cm" svg:height="0.159cm" svg:x="2.408cm" svg:y="10.806cm" svg:viewBox="0 0 159 160" svg:d="M0 81c0-44 35-81 80-81 44 0 79 37 79 81 0 43-35 79-79 79-45 0-80-36-80-79z">
          <text:p/>
        </draw:path>
        <draw:path draw:style-name="gr5" draw:text-style-name="P4" draw:layer="layout" svg:width="0.159cm" svg:height="0.158cm" svg:x="2.562cm" svg:y="10.379cm" svg:viewBox="0 0 160 159" svg:d="M0 79c0-44 36-79 80-79s80 35 80 79-36 80-80 80-80-36-80-80z">
          <text:p/>
        </draw:path>
        <draw:path draw:style-name="gr6" draw:text-style-name="P3" draw:layer="layout" svg:width="0.159cm" svg:height="0.158cm" svg:x="2.562cm" svg:y="10.379cm" svg:viewBox="0 0 160 159" svg:d="M0 79c0-44 36-79 80-79s80 35 80 79-36 80-80 80-80-36-80-80z">
          <text:p/>
        </draw:path>
        <draw:path draw:style-name="gr5" draw:text-style-name="P4" draw:layer="layout" svg:width="0.159cm" svg:height="0.159cm" svg:x="2.87cm" svg:y="10.094cm" svg:viewBox="0 0 160 160" svg:d="M0 79c0-43 36-79 81-79 44 0 79 36 79 79 0 45-35 81-79 81-45 0-81-36-81-81z">
          <text:p/>
        </draw:path>
        <draw:path draw:style-name="gr6" draw:text-style-name="P3" draw:layer="layout" svg:width="0.159cm" svg:height="0.159cm" svg:x="2.87cm" svg:y="10.094cm" svg:viewBox="0 0 160 160" svg:d="M0 79c0-43 36-79 81-79 44 0 79 36 79 79 0 45-35 81-79 81-45 0-81-36-81-81z">
          <text:p/>
        </draw:path>
        <draw:path draw:style-name="gr5" draw:text-style-name="P4" draw:layer="layout" svg:width="0.159cm" svg:height="0.159cm" svg:x="3.025cm" svg:y="9.666cm" svg:viewBox="0 0 160 160" svg:d="M0 81c0-45 36-81 80-81s80 36 80 81c0 43-36 79-80 79s-80-36-80-79z">
          <text:p/>
        </draw:path>
        <draw:path draw:style-name="gr6" draw:text-style-name="P3" draw:layer="layout" svg:width="0.159cm" svg:height="0.159cm" svg:x="3.025cm" svg:y="9.666cm" svg:viewBox="0 0 160 160" svg:d="M0 81c0-45 36-81 80-81s80 36 80 81c0 43-36 79-80 79s-80-36-80-79z">
          <text:p/>
        </draw:path>
        <draw:path draw:style-name="gr5" draw:text-style-name="P4" draw:layer="layout" svg:width="0.159cm" svg:height="0.159cm" svg:x="3.179cm" svg:y="9.239cm" svg:viewBox="0 0 160 160" svg:d="M0 80c0-43 36-80 80-80s80 37 80 80c0 44-36 80-80 80s-80-36-80-80z">
          <text:p/>
        </draw:path>
        <draw:path draw:style-name="gr6" draw:text-style-name="P3" draw:layer="layout" svg:width="0.159cm" svg:height="0.159cm" svg:x="3.179cm" svg:y="9.239cm" svg:viewBox="0 0 160 160" svg:d="M0 80c0-43 36-80 80-80s80 37 80 80c0 44-36 80-80 80s-80-36-80-80z">
          <text:p/>
        </draw:path>
        <draw:path draw:style-name="gr5" draw:text-style-name="P4" draw:layer="layout" svg:width="0.158cm" svg:height="0.159cm" svg:x="3.334cm" svg:y="8.812cm" svg:viewBox="0 0 159 160" svg:d="M0 79c0-43 35-79 80-79 44 0 79 36 79 79 0 45-35 81-79 81-45 0-80-36-80-81z">
          <text:p/>
        </draw:path>
        <draw:path draw:style-name="gr6" draw:text-style-name="P3" draw:layer="layout" svg:width="0.158cm" svg:height="0.159cm" svg:x="3.334cm" svg:y="8.812cm" svg:viewBox="0 0 159 160" svg:d="M0 79c0-43 35-79 80-79 44 0 79 36 79 79 0 45-35 81-79 81-45 0-80-36-80-81z">
          <text:p/>
        </draw:path>
        <draw:path draw:style-name="gr5" draw:text-style-name="P4" draw:layer="layout" svg:width="0.158cm" svg:height="0.159cm" svg:x="3.334cm" svg:y="8.242cm" svg:viewBox="0 0 159 160" svg:d="M0 81c0-45 35-81 80-81 44 0 79 36 79 81 0 43-35 79-79 79-45 0-80-36-80-79z">
          <text:p/>
        </draw:path>
        <draw:path draw:style-name="gr6" draw:text-style-name="P3" draw:layer="layout" svg:width="0.158cm" svg:height="0.159cm" svg:x="3.334cm" svg:y="8.242cm" svg:viewBox="0 0 159 160" svg:d="M0 81c0-45 35-81 80-81 44 0 79 36 79 81 0 43-35 79-79 79-45 0-80-36-80-79z">
          <text:p/>
        </draw:path>
        <draw:path draw:style-name="gr5" draw:text-style-name="P4" draw:layer="layout" svg:width="0.159cm" svg:height="0.158cm" svg:x="3.796cm" svg:y="8.1cm" svg:viewBox="0 0 160 159" svg:d="M0 80c0-45 36-80 81-80 44 0 79 35 79 80 0 44-35 79-79 79-45 0-81-35-81-79z">
          <text:p/>
        </draw:path>
        <draw:path draw:style-name="gr6" draw:text-style-name="P3" draw:layer="layout" svg:width="0.159cm" svg:height="0.158cm" svg:x="3.796cm" svg:y="8.1cm" svg:viewBox="0 0 160 159" svg:d="M0 80c0-45 36-80 81-80 44 0 79 35 79 80 0 44-35 79-79 79-45 0-81-35-81-79z">
          <text:p/>
        </draw:path>
        <draw:path draw:style-name="gr5" draw:text-style-name="P4" draw:layer="layout" svg:width="0.159cm" svg:height="0.159cm" svg:x="3.796cm" svg:y="7.53cm" svg:viewBox="0 0 160 160" svg:d="M0 79c0-43 36-79 81-79 44 0 79 36 79 79 0 44-35 81-79 81-45 0-81-37-81-81z">
          <text:p/>
        </draw:path>
        <draw:path draw:style-name="gr6" draw:text-style-name="P3" draw:layer="layout" svg:width="0.159cm" svg:height="0.159cm" svg:x="3.796cm" svg:y="7.53cm" svg:viewBox="0 0 160 160" svg:d="M0 79c0-43 36-79 81-79 44 0 79 36 79 79 0 44-35 81-79 81-45 0-81-37-81-81z">
          <text:p/>
        </draw:path>
        <draw:path draw:style-name="gr5" draw:text-style-name="P4" draw:layer="layout" svg:width="0.159cm" svg:height="0.158cm" svg:x="3.951cm" svg:y="7.103cm" svg:viewBox="0 0 160 159" svg:d="M0 79c0-44 36-79 80-79s80 35 80 79-36 80-80 80-80-36-80-80z">
          <text:p/>
        </draw:path>
        <draw:path draw:style-name="gr6" draw:text-style-name="P3" draw:layer="layout" svg:width="0.159cm" svg:height="0.158cm" svg:x="3.951cm" svg:y="7.103cm" svg:viewBox="0 0 160 159" svg:d="M0 79c0-44 36-79 80-79s80 35 80 79-36 80-80 80-80-36-80-80z">
          <text:p/>
        </draw:path>
        <draw:path draw:style-name="gr5" draw:text-style-name="P4" draw:layer="layout" svg:width="0.158cm" svg:height="0.158cm" svg:x="4.26cm" svg:y="6.818cm" svg:viewBox="0 0 159 159" svg:d="M0 80c0-45 35-80 79-80s80 35 80 80c0 44-36 79-80 79s-79-35-79-79z">
          <text:p/>
        </draw:path>
        <draw:path draw:style-name="gr6" draw:text-style-name="P3" draw:layer="layout" svg:width="0.158cm" svg:height="0.158cm" svg:x="4.26cm" svg:y="6.818cm" svg:viewBox="0 0 159 159" svg:d="M0 80c0-45 35-80 79-80s80 35 80 80c0 44-36 79-80 79s-79-35-79-79z">
          <text:p/>
        </draw:path>
        <draw:path draw:style-name="gr5" draw:text-style-name="P4" draw:layer="layout" svg:width="0.159cm" svg:height="0.159cm" svg:x="4.568cm" svg:y="6.39cm" svg:viewBox="0 0 160 160" svg:d="M0 81c0-44 36-81 79-81 45 0 81 37 81 81s-36 79-81 79c-43 0-79-35-79-79z">
          <text:p/>
        </draw:path>
        <draw:path draw:style-name="gr6" draw:text-style-name="P3" draw:layer="layout" svg:width="0.159cm" svg:height="0.159cm" svg:x="4.568cm" svg:y="6.39cm" svg:viewBox="0 0 160 160" svg:d="M0 81c0-44 36-81 79-81 45 0 81 37 81 81s-36 79-81 79c-43 0-79-35-79-79z">
          <text:p/>
        </draw:path>
        <draw:path draw:style-name="gr5" draw:text-style-name="P4" draw:layer="layout" svg:width="0.159cm" svg:height="0.159cm" svg:x="4.722cm" svg:y="5.963cm" svg:viewBox="0 0 160 160" svg:d="M0 80c0-44 36-80 80-80 45 0 80 36 80 80s-35 80-80 80c-44 0-80-36-80-80z">
          <text:p/>
        </draw:path>
        <draw:path draw:style-name="gr6" draw:text-style-name="P3" draw:layer="layout" svg:width="0.159cm" svg:height="0.159cm" svg:x="4.722cm" svg:y="5.963cm" svg:viewBox="0 0 160 160" svg:d="M0 80c0-44 36-80 80-80 45 0 80 36 80 80s-35 80-80 80c-44 0-80-36-80-80z">
          <text:p/>
        </draw:path>
        <draw:path draw:style-name="gr5" draw:text-style-name="P4" draw:layer="layout" svg:width="0.158cm" svg:height="0.158cm" svg:x="4.877cm" svg:y="5.536cm" svg:viewBox="0 0 159 159" svg:d="M0 80c0-44 36-80 79-80 45 0 80 36 80 80s-35 79-80 79c-43 0-79-35-79-79z">
          <text:p/>
        </draw:path>
        <draw:path draw:style-name="gr6" draw:text-style-name="P3" draw:layer="layout" svg:width="0.158cm" svg:height="0.158cm" svg:x="4.877cm" svg:y="5.536cm" svg:viewBox="0 0 159 159" svg:d="M0 80c0-44 36-80 79-80 45 0 80 36 80 80s-35 79-80 79c-43 0-79-35-79-79z">
          <text:p/>
        </draw:path>
        <draw:path draw:style-name="gr5" draw:text-style-name="P4" draw:layer="layout" svg:width="0.158cm" svg:height="0.159cm" svg:x="4.877cm" svg:y="4.966cm" svg:viewBox="0 0 159 160" svg:d="M0 80c0-43 36-80 79-80 45 0 80 37 80 80 0 44-35 80-80 80-43 0-79-36-79-80z">
          <text:p/>
        </draw:path>
        <draw:path draw:style-name="gr6" draw:text-style-name="P3" draw:layer="layout" svg:width="0.158cm" svg:height="0.159cm" svg:x="4.877cm" svg:y="4.966cm" svg:viewBox="0 0 159 160" svg:d="M0 80c0-43 36-80 79-80 45 0 80 37 80 80 0 44-35 80-80 80-43 0-79-36-79-80z">
          <text:p/>
        </draw:path>
        <draw:path draw:style-name="gr5" draw:text-style-name="P4" draw:layer="layout" svg:width="0.159cm" svg:height="0.159cm" svg:x="5.34cm" svg:y="4.823cm" svg:viewBox="0 0 160 160" svg:d="M0 80c0-44 35-80 79-80 45 0 81 36 81 80s-36 80-81 80c-44 0-79-36-79-80z">
          <text:p/>
        </draw:path>
        <draw:path draw:style-name="gr6" draw:text-style-name="P3" draw:layer="layout" svg:width="0.159cm" svg:height="0.159cm" svg:x="5.34cm" svg:y="4.823cm" svg:viewBox="0 0 160 160" svg:d="M0 80c0-44 35-80 79-80 45 0 81 36 81 80s-36 80-81 80c-44 0-79-36-79-80z">
          <text:p/>
        </draw:path>
        <draw:path draw:style-name="gr5" draw:text-style-name="P4" draw:layer="layout" svg:width="0.159cm" svg:height="0.159cm" svg:x="5.494cm" svg:y="4.396cm" svg:viewBox="0 0 160 160" svg:d="M0 80c0-44 36-80 79-80 45 0 81 36 81 80s-36 80-81 80c-43 0-79-36-79-80z">
          <text:p/>
        </draw:path>
        <draw:path draw:style-name="gr6" draw:text-style-name="P3" draw:layer="layout" svg:width="0.159cm" svg:height="0.159cm" svg:x="5.494cm" svg:y="4.396cm" svg:viewBox="0 0 160 160" svg:d="M0 80c0-44 36-80 79-80 45 0 81 36 81 80s-36 80-81 80c-43 0-79-36-79-80z">
          <text:p/>
        </draw:path>
        <draw:path draw:style-name="gr5" draw:text-style-name="P4" draw:layer="layout" svg:width="0.158cm" svg:height="0.159cm" svg:x="5.803cm" svg:y="4.111cm" svg:viewBox="0 0 159 160" svg:d="M0 81c0-45 35-81 79-81 45 0 80 36 80 81 0 43-35 79-80 79-44 0-79-36-79-79z">
          <text:p/>
        </draw:path>
        <draw:path draw:style-name="gr6" draw:text-style-name="P3" draw:layer="layout" svg:width="0.158cm" svg:height="0.159cm" svg:x="5.803cm" svg:y="4.111cm" svg:viewBox="0 0 159 160" svg:d="M0 81c0-45 35-81 79-81 45 0 80 36 80 81 0 43-35 79-80 79-44 0-79-36-79-79z">
          <text:p/>
        </draw:path>
        <draw:path draw:style-name="gr5" draw:text-style-name="P4" draw:layer="layout" svg:width="0.158cm" svg:height="0.159cm" svg:x="6.266cm" svg:y="3.969cm" svg:viewBox="0 0 159 160" svg:d="M0 80c0-44 36-80 79-80 44 0 80 36 80 80s-36 80-80 80c-43 0-79-36-79-80z">
          <text:p/>
        </draw:path>
        <draw:path draw:style-name="gr6" draw:text-style-name="P3" draw:layer="layout" svg:width="0.158cm" svg:height="0.159cm" svg:x="6.266cm" svg:y="3.969cm" svg:viewBox="0 0 159 160" svg:d="M0 80c0-44 36-80 79-80 44 0 80 36 80 80s-36 80-80 80c-43 0-79-36-79-80z">
          <text:p/>
        </draw:path>
        <draw:path draw:style-name="gr5" draw:text-style-name="P4" draw:layer="layout" svg:width="0.159cm" svg:height="0.159cm" svg:x="6.883cm" svg:y="3.969cm" svg:viewBox="0 0 160 160" svg:d="M0 80c0-44 36-80 79-80 44 0 81 36 81 80s-37 80-81 80c-43 0-79-36-79-80z">
          <text:p/>
        </draw:path>
        <draw:path draw:style-name="gr6" draw:text-style-name="P3" draw:layer="layout" svg:width="0.159cm" svg:height="0.159cm" svg:x="6.883cm" svg:y="3.969cm" svg:viewBox="0 0 160 160" svg:d="M0 80c0-44 36-80 79-80 44 0 81 36 81 80s-37 80-81 80c-43 0-79-36-79-80z">
          <text:p/>
        </draw:path>
        <draw:path draw:style-name="gr5" draw:text-style-name="P4" draw:layer="layout" svg:width="0.158cm" svg:height="0.159cm" svg:x="7.192cm" svg:y="3.684cm" svg:viewBox="0 0 159 160" svg:d="M0 80c0-43 35-80 79-80s80 37 80 80c0 44-36 80-80 80s-79-36-79-80z">
          <text:p/>
        </draw:path>
        <draw:path draw:style-name="gr6" draw:text-style-name="P3" draw:layer="layout" svg:width="0.158cm" svg:height="0.159cm" svg:x="7.192cm" svg:y="3.684cm" svg:viewBox="0 0 159 160" svg:d="M0 80c0-43 35-80 79-80s80 37 80 80c0 44-36 80-80 80s-79-36-79-80z">
          <text:p/>
        </draw:path>
        <draw:path draw:style-name="gr5" draw:text-style-name="P4" draw:layer="layout" svg:width="0.16cm" svg:height="0.158cm" svg:x="7.346cm" svg:y="3.257cm" svg:viewBox="0 0 161 159" svg:d="M0 79c0-44 37-79 80-79 44 0 81 35 81 79s-37 80-81 80c-43 0-80-36-80-80z">
          <text:p/>
        </draw:path>
        <draw:path draw:style-name="gr6" draw:text-style-name="P3" draw:layer="layout" svg:width="0.16cm" svg:height="0.158cm" svg:x="7.346cm" svg:y="3.257cm" svg:viewBox="0 0 161 159" svg:d="M0 79c0-44 37-79 80-79 44 0 81 35 81 79s-37 80-81 80c-43 0-80-36-80-80z">
          <text:p/>
        </draw:path>
        <draw:path draw:style-name="gr5" draw:text-style-name="P4" draw:layer="layout" svg:width="0.159cm" svg:height="0.158cm" svg:x="7.963cm" svg:y="3.257cm" svg:viewBox="0 0 160 159" svg:d="M0 79c0-44 37-79 80-79 44 0 80 35 80 79s-36 80-80 80c-43 0-80-36-80-80z">
          <text:p/>
        </draw:path>
        <draw:path draw:style-name="gr6" draw:text-style-name="P3" draw:layer="layout" svg:width="0.159cm" svg:height="0.158cm" svg:x="7.963cm" svg:y="3.257cm" svg:viewBox="0 0 160 159" svg:d="M0 79c0-44 37-79 80-79 44 0 80 35 80 79s-36 80-80 80c-43 0-80-36-80-80z">
          <text:p/>
        </draw:path>
        <draw:path draw:style-name="gr5" draw:text-style-name="P4" draw:layer="layout" svg:width="0.158cm" svg:height="0.159cm" svg:x="8.118cm" svg:y="2.829cm" svg:viewBox="0 0 159 160" svg:d="M0 80c0-44 36-80 80-80s79 36 79 80c0 45-35 80-79 80s-80-35-80-80z">
          <text:p/>
        </draw:path>
        <draw:path draw:style-name="gr6" draw:text-style-name="P3" draw:layer="layout" svg:width="0.158cm" svg:height="0.159cm" svg:x="8.118cm" svg:y="2.829cm" svg:viewBox="0 0 159 160" svg:d="M0 80c0-44 36-80 80-80s79 36 79 80c0 45-35 80-79 80s-80-35-80-80z">
          <text:p/>
        </draw:path>
        <draw:path draw:style-name="gr5" draw:text-style-name="P4" draw:layer="layout" svg:width="0.159cm" svg:height="0.159cm" svg:x="8.272cm" svg:y="2.402cm" svg:viewBox="0 0 160 160" svg:d="M0 81c0-45 37-81 80-81 44 0 80 36 80 81 0 43-36 79-80 79-43 0-80-36-80-79z">
          <text:p/>
        </draw:path>
        <draw:path draw:style-name="gr6" draw:text-style-name="P3" draw:layer="layout" svg:width="0.159cm" svg:height="0.159cm" svg:x="8.272cm" svg:y="2.402cm" svg:viewBox="0 0 160 160" svg:d="M0 81c0-45 37-81 80-81 44 0 80 36 80 81 0 43-36 79-80 79-43 0-80-36-80-79z">
          <text:p/>
        </draw:path>
        <draw:path draw:style-name="gr5" draw:text-style-name="P4" draw:layer="layout" svg:width="0.159cm" svg:height="0.159cm" svg:x="8.889cm" svg:y="2.402cm" svg:viewBox="0 0 160 160" svg:d="M0 81c0-45 36-81 81-81 43 0 79 36 79 81 0 43-36 79-79 79-45 0-81-36-81-79z">
          <text:p/>
        </draw:path>
        <draw:path draw:style-name="gr6" draw:text-style-name="P3" draw:layer="layout" svg:width="0.159cm" svg:height="0.159cm" svg:x="8.889cm" svg:y="2.402cm" svg:viewBox="0 0 160 160" svg:d="M0 81c0-45 36-81 81-81 43 0 79 36 79 81 0 43-36 79-79 79-45 0-81-36-81-79z">
          <text:p/>
        </draw:path>
        <draw:path draw:style-name="gr5" draw:text-style-name="P4" draw:layer="layout" svg:width="0.159cm" svg:height="0.158cm" svg:x="9.198cm" svg:y="1.975cm" svg:viewBox="0 0 160 159" svg:d="M0 79c0-43 35-79 80-79 44 0 80 36 80 79 0 44-36 80-80 80-45 0-80-36-80-80z">
          <text:p/>
        </draw:path>
        <draw:path draw:style-name="gr6" draw:text-style-name="P3" draw:layer="layout" svg:width="0.159cm" svg:height="0.158cm" svg:x="9.198cm" svg:y="1.975cm" svg:viewBox="0 0 160 159" svg:d="M0 79c0-43 35-79 80-79 44 0 80 36 80 79 0 44-36 80-80 80-45 0-80-36-80-80z">
          <text:p/>
        </draw:path>
        <draw:path draw:style-name="gr5" draw:text-style-name="P4" draw:layer="layout" svg:width="0.159cm" svg:height="0.158cm" svg:x="9.815cm" svg:y="1.975cm" svg:viewBox="0 0 160 159" svg:d="M0 79c0-43 36-79 81-79 43 0 79 36 79 79 0 44-36 80-79 80-45 0-81-36-81-80z">
          <text:p/>
        </draw:path>
        <draw:path draw:style-name="gr6" draw:text-style-name="P3" draw:layer="layout" svg:width="0.159cm" svg:height="0.158cm" svg:x="9.815cm" svg:y="1.975cm" svg:viewBox="0 0 160 159" svg:d="M0 79c0-43 36-79 81-79 43 0 79 36 79 79 0 44-36 80-79 80-45 0-81-36-81-80z">
          <text:p/>
        </draw:path>
        <draw:path draw:style-name="gr5" draw:text-style-name="P4" draw:layer="layout" svg:width="0.159cm" svg:height="0.159cm" svg:x="10.278cm" svg:y="1.832cm" svg:viewBox="0 0 160 160" svg:d="M0 80c0-44 36-80 80-80s80 36 80 80c0 43-36 80-80 80s-80-37-80-80z">
          <text:p/>
        </draw:path>
        <draw:path draw:style-name="gr6" draw:text-style-name="P3" draw:layer="layout" svg:width="0.159cm" svg:height="0.159cm" svg:x="10.278cm" svg:y="1.832cm" svg:viewBox="0 0 160 160" svg:d="M0 80c0-44 36-80 80-80s80 36 80 80c0 43-36 80-80 80s-80-37-80-80z">
          <text:p/>
        </draw:path>
        <draw:path draw:style-name="gr5" draw:text-style-name="P4" draw:layer="layout" svg:width="0.159cm" svg:height="0.159cm" svg:x="10.741cm" svg:y="1.69cm" svg:viewBox="0 0 160 160" svg:d="M0 79c0-43 36-79 80-79s80 36 80 79c0 44-36 81-80 81s-80-37-80-81z">
          <text:p/>
        </draw:path>
        <draw:path draw:style-name="gr6" draw:text-style-name="P3" draw:layer="layout" svg:width="0.159cm" svg:height="0.159cm" svg:x="10.741cm" svg:y="1.69cm" svg:viewBox="0 0 160 160" svg:d="M0 79c0-43 36-79 80-79s80 36 80 79c0 44-36 81-80 81s-80-37-80-81z">
          <text:p/>
        </draw:path>
        <draw:path draw:style-name="gr5" draw:text-style-name="P4" draw:layer="layout" svg:width="0.158cm" svg:height="0.159cm" svg:x="11.359cm" svg:y="1.69cm" svg:viewBox="0 0 159 160" svg:d="M0 79c0-43 35-79 79-79s80 36 80 79c0 44-36 81-80 81s-79-37-79-81z">
          <text:p/>
        </draw:path>
        <draw:path draw:style-name="gr6" draw:text-style-name="P3" draw:layer="layout" svg:width="0.158cm" svg:height="0.159cm" svg:x="11.359cm" svg:y="1.69cm" svg:viewBox="0 0 159 160" svg:d="M0 79c0-43 35-79 79-79s80 36 80 79c0 44-36 81-80 81s-79-37-79-81z">
          <text:p/>
        </draw:path>
        <draw:path draw:style-name="gr5" draw:text-style-name="P4" draw:layer="layout" svg:width="0.159cm" svg:height="0.159cm" svg:x="11.667cm" svg:y="1.405cm" svg:viewBox="0 0 160 160" svg:d="M0 79c0-43 36-79 79-79 45 0 81 36 81 79 0 45-36 81-81 81-43 0-79-36-79-81z">
          <text:p/>
        </draw:path>
        <draw:path draw:style-name="gr6" draw:text-style-name="P3" draw:layer="layout" svg:width="0.159cm" svg:height="0.159cm" svg:x="11.667cm" svg:y="1.405cm" svg:viewBox="0 0 160 160" svg:d="M0 79c0-43 36-79 79-79 45 0 81 36 81 79 0 45-36 81-81 81-43 0-79-36-79-81z">
          <text:p/>
        </draw:path>
        <draw:path draw:style-name="gr5" draw:text-style-name="P4" draw:layer="layout" svg:width="0.159cm" svg:height="0.159cm" svg:x="12.13cm" svg:y="1.262cm" svg:viewBox="0 0 160 160" svg:d="M0 80c0-44 36-80 79-80 45 0 81 36 81 80 0 45-36 80-81 80-43 0-79-35-79-80z">
          <text:p/>
        </draw:path>
        <draw:path draw:style-name="gr6" draw:text-style-name="P3" draw:layer="layout" svg:width="0.159cm" svg:height="0.159cm" svg:x="12.13cm" svg:y="1.262cm" svg:viewBox="0 0 160 160" svg:d="M0 80c0-44 36-80 79-80 45 0 81 36 81 80 0 45-36 80-81 80-43 0-79-35-79-80z">
          <text:p/>
        </draw:path>
        <draw:path draw:style-name="gr5" draw:text-style-name="P4" draw:layer="layout" svg:width="0.159cm" svg:height="0.159cm" svg:x="12.439cm" svg:y="0.978cm" svg:viewBox="0 0 160 160" svg:d="M0 80c0-45 35-80 79-80 45 0 81 35 81 80 0 44-36 80-81 80-44 0-79-36-79-80z">
          <text:p/>
        </draw:path>
        <draw:path draw:style-name="gr6" draw:text-style-name="P3" draw:layer="layout" svg:width="0.159cm" svg:height="0.159cm" svg:x="12.439cm" svg:y="0.978cm" svg:viewBox="0 0 160 160" svg:d="M0 80c0-45 35-80 79-80 45 0 81 35 81 80 0 44-36 80-81 80-44 0-79-36-79-80z">
          <text:p/>
        </draw:path>
        <draw:path draw:style-name="gr5" draw:text-style-name="P4" draw:layer="layout" svg:width="0.158cm" svg:height="0.159cm" svg:x="12.902cm" svg:y="0.835cm" svg:viewBox="0 0 159 160" svg:d="M0 81c0-44 35-81 79-81s80 37 80 81c0 43-36 79-80 79s-79-36-79-79z">
          <text:p/>
        </draw:path>
        <draw:path draw:style-name="gr6" draw:text-style-name="P3" draw:layer="layout" svg:width="0.158cm" svg:height="0.159cm" svg:x="12.902cm" svg:y="0.835cm" svg:viewBox="0 0 159 160" svg:d="M0 81c0-44 35-81 79-81s80 37 80 81c0 43-36 79-80 79s-79-36-79-79z">
          <text:p/>
        </draw:path>
        <draw:path draw:style-name="gr5" draw:text-style-name="P4" draw:layer="layout" svg:width="0.159cm" svg:height="0.159cm" svg:x="13.519cm" svg:y="0.835cm" svg:viewBox="0 0 160 160" svg:d="M0 81c0-44 36-81 79-81 44 0 81 37 81 81 0 43-37 79-81 79-43 0-79-36-79-79z">
          <text:p/>
        </draw:path>
        <draw:path draw:style-name="gr6" draw:text-style-name="P3" draw:layer="layout" svg:width="0.159cm" svg:height="0.159cm" svg:x="13.519cm" svg:y="0.835cm" svg:viewBox="0 0 160 160" svg:d="M0 81c0-44 36-81 79-81 44 0 81 37 81 81 0 43-37 79-81 79-43 0-79-36-79-79z">
          <text:p/>
        </draw:path>
        <draw:path draw:style-name="gr5" draw:text-style-name="P4" draw:layer="layout" svg:width="0.159cm" svg:height="0.159cm" svg:x="14.136cm" svg:y="0.835cm" svg:viewBox="0 0 160 160" svg:d="M0 81c0-44 37-81 81-81 43 0 79 37 79 81 0 43-36 79-79 79-44 0-81-36-81-79z">
          <text:p/>
        </draw:path>
        <draw:path draw:style-name="gr6" draw:text-style-name="P3" draw:layer="layout" svg:width="0.159cm" svg:height="0.159cm" svg:x="14.136cm" svg:y="0.835cm" svg:viewBox="0 0 160 160" svg:d="M0 81c0-44 37-81 81-81 43 0 79 37 79 81 0 43-36 79-79 79-44 0-81-36-81-79z">
          <text:p/>
        </draw:path>
        <draw:path draw:style-name="gr5" draw:text-style-name="P4" draw:layer="layout" svg:width="0.158cm" svg:height="0.159cm" svg:x="14.754cm" svg:y="0.835cm" svg:viewBox="0 0 159 160" svg:d="M0 81c0-44 36-81 80-81 43 0 79 37 79 81 0 43-36 79-79 79-44 0-80-36-80-79z">
          <text:p/>
        </draw:path>
        <draw:path draw:style-name="gr6" draw:text-style-name="P3" draw:layer="layout" svg:width="0.158cm" svg:height="0.159cm" svg:x="14.754cm" svg:y="0.835cm" svg:viewBox="0 0 159 160" svg:d="M0 81c0-44 36-81 80-81 43 0 79 37 79 81 0 43-36 79-79 79-44 0-80-36-80-79z">
          <text:p/>
        </draw:path>
        <draw:path draw:style-name="gr5" draw:text-style-name="P4" draw:layer="layout" svg:width="0.158cm" svg:height="0.159cm" svg:x="15.371cm" svg:y="0.835cm" svg:viewBox="0 0 159 160" svg:d="M0 81c0-44 37-81 80-81 44 0 79 37 79 81 0 43-35 79-79 79-43 0-80-36-80-79z">
          <text:p/>
        </draw:path>
        <draw:path draw:style-name="gr6" draw:text-style-name="P3" draw:layer="layout" svg:width="0.158cm" svg:height="0.159cm" svg:x="15.371cm" svg:y="0.835cm" svg:viewBox="0 0 159 160" svg:d="M0 81c0-44 37-81 80-81 44 0 79 37 79 81 0 43-35 79-79 79-43 0-80-36-80-79z">
          <text:p/>
        </draw:path>
        <draw:path draw:style-name="gr5" draw:text-style-name="P4" draw:layer="layout" svg:width="0.159cm" svg:height="0.159cm" svg:x="15.988cm" svg:y="0.835cm" svg:viewBox="0 0 160 160" svg:d="M0 81c0-44 36-81 80-81s80 37 80 81c0 43-36 79-80 79s-80-36-80-79z">
          <text:p/>
        </draw:path>
        <draw:path draw:style-name="gr6" draw:text-style-name="P3" draw:layer="layout" svg:width="0.159cm" svg:height="0.159cm" svg:x="15.988cm" svg:y="0.835cm" svg:viewBox="0 0 160 160" svg:d="M0 81c0-44 36-81 80-81s80 37 80 81c0 43-36 79-80 79s-80-36-80-79z">
          <text:p/>
        </draw:path>
        <draw:path draw:style-name="gr5" draw:text-style-name="P4" draw:layer="layout" svg:width="0.158cm" svg:height="0.159cm" svg:x="16.76cm" svg:y="0.835cm" svg:viewBox="0 0 159 160" svg:d="M0 81c0-44 36-81 80-81s79 37 79 81c0 43-35 79-79 79s-80-36-80-79z">
          <text:p/>
        </draw:path>
        <draw:path draw:style-name="gr6" draw:text-style-name="P3" draw:layer="layout" svg:width="0.158cm" svg:height="0.159cm" svg:x="16.76cm" svg:y="0.835cm" svg:viewBox="0 0 159 160" svg:d="M0 81c0-44 36-81 80-81s79 37 79 81c0 43-35 79-79 79s-80-36-80-79z">
          <text:p/>
        </draw:path>
        <draw:polyline draw:style-name="gr7" draw:text-style-name="P3" draw:layer="layout" svg:width="14.661cm" svg:height="14.956cm" svg:x="2.178cm" svg:y="0.915cm" svg:viewBox="0 0 14662 14957" draw:points="0,14957 0,14814 0,14672 0,14529 0,14387 0,14244 0,14102 0,13960 0,13817 0,13675 0,13532 0,13390 0,13247 0,13105 0,12963 0,12820 155,12820 155,12678 155,12535 155,12393 155,12250 155,12108 155,11965 155,11823 309,11823 309,11681 309,11538 309,11396 309,11253 309,11111 309,10968 309,10826 309,10683 309,10541 309,10399 309,10256 309,10114 309,9972 309,9829 463,9829 463,9686 463,9544 618,9544 772,9544 772,9401 772,9259 772,9117 772,8974 926,8974 926,8832 1080,8832 1080,8690 1080,8547 1080,8404 1080,8262 1235,8262 1235,8120 1235,7977 1235,7835 1235,7692 1235,7550 1235,7408 1389,7408 1389,7265 1544,7265 1698,7265 1698,7122 1698,6980 1698,6838 1698,6695 1852,6695 1852,6552 1852,6409 1852,6267 2007,6267 2007,6125 2007,5982 2161,5982 2161,5839 2161,5697 2315,5697 2469,5697 2469,5555 2624,5555 2624,5412 2624,5270 2624,5128 2624,4985 2624,4843 2624,4700 2778,4700 2778,4558 2778,4415 2778,4273 2778,4130 2933,4130 3087,4130 3241,4130 3241,3988 3241,3846 3395,3846 3395,3703 3395,3561 3395,3418 3550,3418 3704,3418 3704,3276 3859,3276 3859,3133 4013,3133 4167,3133 4321,3133 4476,3133 4630,3133 4784,3133 4939,3133 4939,2991 4939,2848 5093,2848 5248,2848 5248,2706 5248,2564 5248,2421 5403,2421 5557,2421 5711,2421 5865,2421 5865,2279 5865,2136 6020,2136 6020,1994 6020,1851 6174,1851 6174,1709 6174,1567 6329,1567 6483,1567 6637,1567 6792,1567 6792,1424 6792,1282 6792,1139 6946,1139 7100,1139 7255,1139 7409,1139 7563,1139 7718,1139 7718,997 7872,997 8026,997 8180,997 8180,854 8335,854 8489,854 8644,854 8798,854 8952,854 9106,854 9261,854 9415,854 9415,712 9569,712 9569,569 9724,569 9724,427 9878,427 10032,427 10032,285 10187,285 10341,285 10341,142 10495,142 10650,142 10804,142 10804,0 10959,0 11113,0 11267,0 11421,0 11576,0 11730,0 11884,0 12039,0 12193,0 12347,0 12502,0 12656,0 12810,0 12964,0 13119,0 13273,0 13428,0 13582,0 13736,0 13890,0 14045,0 14199,0 14354,0 14508,0 14662,0">
          <text:p/>
        </draw:polyline>
        <draw:frame draw:style-name="gr8" draw:text-style-name="P6" draw:layer="layout" svg:width="0.624cm" svg:height="0.454cm" svg:x="0.654cm" svg:y="11.882cm">
          <draw:text-box>
            <text:p text:style-name="P5"><text:span text:style-name="T1">0.25</text:span></text:p>
          </draw:text-box>
        </draw:frame>
        <draw:frame draw:style-name="gr8" draw:text-style-name="P6" draw:layer="layout" svg:width="0.624cm" svg:height="0.454cm" svg:x="0.654cm" svg:y="8.143cm">
          <draw:text-box>
            <text:p text:style-name="P5"><text:span text:style-name="T1">0.50</text:span></text:p>
          </draw:text-box>
        </draw:frame>
        <draw:frame draw:style-name="gr8" draw:text-style-name="P6" draw:layer="layout" svg:width="0.624cm" svg:height="0.454cm" svg:x="0.654cm" svg:y="4.404cm">
          <draw:text-box>
            <text:p text:style-name="P5"><text:span text:style-name="T1">0.75</text:span></text:p>
          </draw:text-box>
        </draw:frame>
        <draw:line draw:style-name="gr9" draw:text-style-name="P3" draw:layer="layout" svg:x1="1.349cm" svg:y1="15.871cm" svg:x2="1.445cm" svg:y2="15.871cm">
          <text:p/>
        </draw:line>
        <draw:line draw:style-name="gr9" draw:text-style-name="P3" draw:layer="layout" svg:x1="1.349cm" svg:y1="12.132cm" svg:x2="1.445cm" svg:y2="12.132cm">
          <text:p/>
        </draw:line>
        <draw:line draw:style-name="gr9" draw:text-style-name="P3" draw:layer="layout" svg:x1="1.349cm" svg:y1="8.393cm" svg:x2="1.445cm" svg:y2="8.393cm">
          <text:p/>
        </draw:line>
        <draw:line draw:style-name="gr9" draw:text-style-name="P3" draw:layer="layout" svg:x1="1.349cm" svg:y1="4.654cm" svg:x2="1.445cm" svg:y2="4.654cm">
          <text:p/>
        </draw:line>
        <draw:line draw:style-name="gr9" draw:text-style-name="P3" draw:layer="layout" svg:x1="1.349cm" svg:y1="0.915cm" svg:x2="1.445cm" svg:y2="0.915cm">
          <text:p/>
        </draw:line>
        <draw:line draw:style-name="gr9" draw:text-style-name="P3" draw:layer="layout" svg:x1="2.178cm" svg:y1="16.715cm" svg:x2="2.178cm" svg:y2="16.619cm">
          <text:p/>
        </draw:line>
        <draw:line draw:style-name="gr9" draw:text-style-name="P3" draw:layer="layout" svg:x1="5.844cm" svg:y1="16.715cm" svg:x2="5.844cm" svg:y2="16.619cm">
          <text:p/>
        </draw:line>
        <draw:line draw:style-name="gr9" draw:text-style-name="P3" draw:layer="layout" svg:x1="9.509cm" svg:y1="16.715cm" svg:x2="9.509cm" svg:y2="16.619cm">
          <text:p/>
        </draw:line>
        <draw:line draw:style-name="gr9" draw:text-style-name="P3" draw:layer="layout" svg:x1="13.174cm" svg:y1="16.715cm" svg:x2="13.174cm" svg:y2="16.619cm">
          <text:p/>
        </draw:line>
        <draw:line draw:style-name="gr9" draw:text-style-name="P3" draw:layer="layout" svg:x1="16.839cm" svg:y1="16.715cm" svg:x2="16.839cm" svg:y2="16.619cm">
          <text:p/>
        </draw:line>
        <draw:frame draw:style-name="gr10" draw:text-style-name="P7" draw:layer="layout" svg:width="1.086cm" svg:height="0.763cm" svg:x="0.214cm" svg:y="0.5cm">
          <draw:text-box>
            <text:p text:style-name="P5"><text:span text:style-name="T2">1.00</text:span></text:p>
          </draw:text-box>
        </draw:frame>
        <draw:frame draw:style-name="gr11" draw:text-style-name="P8" draw:layer="layout" svg:width="1.039cm" svg:height="0.763cm" svg:x="1.7cm" svg:y="16.6cm">
          <draw:text-box>
            <text:p text:style-name="P5"><text:span text:style-name="T2">0.</text:span><text:span text:style-name="T2">0</text:span><text:span text:style-name="T2">0</text:span></text:p>
          </draw:text-box>
        </draw:frame>
        <draw:frame draw:style-name="gr8" draw:text-style-name="P6" draw:layer="layout" svg:width="0.624cm" svg:height="0.454cm" svg:x="5.535cm" svg:y="16.656cm">
          <draw:text-box>
            <text:p text:style-name="P5"><text:span text:style-name="T1">0.25</text:span></text:p>
          </draw:text-box>
        </draw:frame>
        <draw:frame draw:style-name="gr8" draw:text-style-name="P6" draw:layer="layout" svg:width="0.624cm" svg:height="0.454cm" svg:x="9.2cm" svg:y="16.656cm">
          <draw:text-box>
            <text:p text:style-name="P5"><text:span text:style-name="T1">0.50</text:span></text:p>
          </draw:text-box>
        </draw:frame>
        <draw:frame draw:style-name="gr8" draw:text-style-name="P6" draw:layer="layout" svg:width="0.624cm" svg:height="0.454cm" svg:x="12.865cm" svg:y="16.656cm">
          <draw:text-box>
            <text:p text:style-name="P5"><text:span text:style-name="T1">0.75</text:span></text:p>
          </draw:text-box>
        </draw:frame>
        <draw:frame draw:style-name="gr12" draw:text-style-name="P9" draw:layer="layout" svg:width="3.033cm" svg:height="0.56cm" svg:x="7.602cm" svg:y="17.021cm">
          <draw:text-box>
            <text:p text:style-name="P5"><text:span text:style-name="T3">false positive rate</text:span></text:p>
          </draw:text-box>
        </draw:frame>
        <draw:frame draw:style-name="gr13" draw:text-style-name="P9" draw:layer="layout" svg:width="2.885cm" svg:height="0.56cm" draw:transform="rotate (1.5707963267949) translate (0.027cm 10.233cm)">
          <draw:text-box>
            <text:p text:style-name="P5"><text:span text:style-name="T3">true positive rate</text:span></text:p>
          </draw:text-box>
        </draw:frame>
        <draw:frame draw:style-name="gr10" draw:text-style-name="P7" draw:layer="layout" svg:width="1.086cm" svg:height="0.763cm" svg:x="16.414cm" svg:y="16.628cm">
          <draw:text-box>
            <text:p text:style-name="P5"><text:span text:style-name="T2">1.00</text:span></text:p>
          </draw:text-box>
        </draw:frame>
        <draw:frame draw:style-name="gr11" draw:text-style-name="P8" draw:layer="layout" svg:width="1.039cm" svg:height="0.763cm" svg:x="0.261cm" svg:y="15.437cm">
          <draw:text-box>
            <text:p text:style-name="P5"><text:span text:style-name="T2">0.0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17.744cm" fo:page-height="17.7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dc:date>2022-07-20T10:15:29.452797416</dc:date>
    <meta:editing-duration>PT7M33S</meta:editing-duration>
    <meta:editing-cycles>4</meta:editing-cycles>
    <meta:document-statistic meta:object-count="143"/>
  </office:meta>
</office:document-meta>
</file>